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98.86pt" svg:y="32.2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verage Quartet Score</text:p>
          </table:table-cell>
        </table:table-row>
        <table:table-row table:style-name="ro1">
          <table:table-cell office:value-type="string" calcext:value-type="string">
            <text:p>estimated_5genes_strongILS</text:p>
          </table:table-cell>
          <table:table-cell office:value-type="float" office:value="1430.55" calcext:value-type="float">
            <text:p>1430.55</text:p>
          </table:table-cell>
        </table:table-row>
        <table:table-row table:style-name="ro1">
          <table:table-cell office:value-type="string" calcext:value-type="string">
            <text:p>estimated_15genes_strongILS</text:p>
          </table:table-cell>
          <table:table-cell office:value-type="float" office:value="4068.25" calcext:value-type="float">
            <text:p>4068.25</text:p>
          </table:table-cell>
        </table:table-row>
        <table:table-row table:style-name="ro1">
          <table:table-cell office:value-type="string" calcext:value-type="string">
            <text:p>estimated_25genes_strongILS</text:p>
          </table:table-cell>
          <table:table-cell office:value-type="float" office:value="6695.4" calcext:value-type="float">
            <text:p>6695.4</text:p>
          </table:table-cell>
        </table:table-row>
        <table:table-row table:style-name="ro1">
          <table:table-cell office:value-type="string" calcext:value-type="string">
            <text:p>estimated_50genes_strongILS</text:p>
          </table:table-cell>
          <table:table-cell office:value-type="float" office:value="13383.1" calcext:value-type="float">
            <text:p>13383.1</text:p>
          </table:table-cell>
        </table:table-row>
        <table:table-row table:style-name="ro1">
          <table:table-cell table:style-name="ce1" office:value-type="string" calcext:value-type="string">
            <text:p>estimated_100genes_strongILS</text:p>
          </table:table-cell>
          <table:table-cell office:value-type="float" office:value="26705.4" calcext:value-type="float">
            <text:p>2670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21:48:09.037875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1:28:30.487492435</meta:creation-date>
    <dc:date>2018-03-21T21:49:26.922357450</dc:date>
    <meta:editing-duration>PT19M51S</meta:editing-duration>
    <meta:editing-cycles>3</meta:editing-cycles>
    <meta:generator>LibreOffice/5.4.5.1$Linux_X86_64 LibreOffice_project/40m0$Build-1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26cm" svg:y="4.201cm" style:legend-expansion="high" chart:style-name="ch2"/>
        <chart:plot-area chart:style-name="ch3" table:cell-range-address="Sheet1.A1:Sheet1.B6" chart:data-source-has-labels="both" svg:x="0.32cm" svg:y="0.18cm" svg:width="11.086cm" svg:height="8.64cm">
          <chartooo:coordinate-region svg:x="2.669cm" svg:y="0.18cm" svg:width="8.656cm" svg:height="4.487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artet Scor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stimated_5genes_strongILS</text:p>
                <draw:g>
                  <svg:desc>Sheet1.A2:Sheet1.A6</svg:desc>
                </draw:g>
              </table:table-cell>
              <table:table-cell office:value-type="float" office:value="1430.55">
                <text:p>1430.5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estimated_15genes_strongILS</text:p>
              </table:table-cell>
              <table:table-cell office:value-type="float" office:value="4068.25">
                <text:p>4068.25</text:p>
              </table:table-cell>
            </table:table-row>
            <table:table-row>
              <table:table-cell office:value-type="string">
                <text:p>estimated_25genes_strongILS</text:p>
              </table:table-cell>
              <table:table-cell office:value-type="float" office:value="6695.4">
                <text:p>6695.4</text:p>
              </table:table-cell>
            </table:table-row>
            <table:table-row>
              <table:table-cell office:value-type="string">
                <text:p>estimated_50genes_strongILS</text:p>
              </table:table-cell>
              <table:table-cell office:value-type="float" office:value="13383.1">
                <text:p>13383.1</text:p>
              </table:table-cell>
            </table:table-row>
            <table:table-row>
              <table:table-cell office:value-type="string">
                <text:p>estimated_100genes_strongILS</text:p>
              </table:table-cell>
              <table:table-cell office:value-type="float" office:value="26705.4">
                <text:p>2670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